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ddb8" officeooo:paragraph-rsid="0003ddb8"/>
    </style:style>
    <style:style style:name="P2" style:family="paragraph" style:parent-style-name="Standard">
      <style:text-properties fo:font-variant="normal" fo:text-transform="none" fo:color="#222222" style:font-name="arial" fo:font-size="9pt" fo:letter-spacing="normal" fo:font-style="normal" fo:font-weight="bold" officeooo:rsid="0003ddb8" officeooo:paragraph-rsid="0003ddb8"/>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46b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Low</text:p>
      <text:p text:style-name="P1">Senior Project Summary – Biology/Computer Science joint project</text:p>
      <text:p text:style-name="P1"/>
      <text:p text:style-name="P1">In the fields of computer science and computational biology, one prevalent discussion is the topic of machine learning, or the capabilities of a computational system to learn without the learning being programmed by a human. Can we program computers to learn as humans typically learn, by performing some action and self-correcting based on whether or not the action produced the results we aimed for? Will computers be able to help researchers understand the complexity of the human brain, and how <text:span text:style-name="T1">exactly</text:span><text:span text:style-name="T2"> brains work? Will our growing understandings of how biological sentience occurs provide better execution of machine learning? We understand how neurons function, but we still do not have a complete understanding of the brain, and how brains can contain such computational power and information handling.</text:span></text:p>
      <text:p text:style-name="P1"><text:tab/>My senior project will heavily involve machine learning; <text:span text:style-name="T3">I will be working on developing a machine-learning-inspired model to fit and replicate recorded data of biological functions. With this project, I will be exploring a relatively recently emerging field of machine learning in computational biology by creating models that rely on both computer science and biologically plausible approaches. Ultimately, the hope is to answer the question of how biologically accurately I can drive a computational system to recreate neural networks of the brain.</text:span></text:p>
      <text:p text:style-name="P1"/>
      <text:p text:style-name="P1"/>
      <text:p text:style-name="P2">Main idea:</text:p>
      <text:p text:style-name="P3">Derek: develop machine learning-inpsired techniques to directly fit a model towards data. Possible starting points: greedy algorithms, error minimization. I shared some papers earlier, it seems to be a reasonable line of thinking.</text:p>
      <text:p text:style-name="P3">Hayden: use out-of-the box machine learning tools to build a metamodel that would construct models based on the data, after learning on data generated by multiple models.</text:p>
      <text:p text:style-name="P4"/>
      <text:p text:style-name="P4">Statistical twist:</text:p>
      <text:p text:style-name="P3">Derek: due to the nature of this approach, it will mostly do top-down reconstruction (first big things, then details), so we'll mostly care about this big picture.</text:p>
      <text:p text:style-name="P3">Hayden: due to the nature of this approach, it is likely to first reconstruct details (network motifs). So we'll mostly care about the details (the motifs).</text:p>
      <text:p text:style-name="P3"/>
      <text:p text:style-name="P4">Special circumstances:</text:p>
      <text:p text:style-name="P3">Derek: needs to do a double-major</text:p>
      <text:p text:style-name="P3">Hayden: needs to learn an entirely new subject to justify an extra credit</text:p>
      <text:p text:style-name="P3"/>
      <text:p text:style-name="P4">How to address these circumstances:</text:p>
      <text:p text:style-name="P3">Derek: would essentially write 2 introductions: one for biology, another for CS</text:p>
      <text:p text:style-name="P3">Hayden: you'll have to learn bits of graph theory and network theory on your own to be able to judge whether your model works. It would be fun; it's a great area of applied math, and very intuitive!</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5:23.900505308</meta:creation-date>
    <dc:date>2017-09-25T20:22:46.247534337</dc:date>
    <meta:editing-duration>PT6M12S</meta:editing-duration>
    <meta:editing-cycles>1</meta:editing-cycles>
    <meta:document-statistic meta:table-count="0" meta:image-count="0" meta:object-count="0" meta:page-count="1" meta:paragraph-count="17" meta:word-count="410" meta:character-count="2622" meta:non-whitespace-character-count="2225"/>
    <meta:generator>LibreOffice/5.1.6.2$Linux_X86_64 LibreOffice_project/10m0$Build-2</meta:generator>
  </office:meta>
</office:document-meta>
</file>